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Pictures/10000000000001250000029B765136786D0E0EFF.png" manifest:media-type="image/png"/>
  <manifest:file-entry manifest:full-path="Pictures/10000000000001E2000002D035F62381AD1FA7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0pt" style:font-size-asian="10pt" style:font-size-complex="10pt"/>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6" style:family="paragraph" style:parent-style-name="Standard">
      <style:paragraph-properties style:line-height-at-least="0.503cm"/>
      <style:text-properties fo:color="#000000" style:font-name="Droid Sans Mono" fo:font-size="10.5pt" style:font-size-asian="10.5pt"/>
    </style:style>
    <style:style style:name="P7" style:family="paragraph" style:parent-style-name="Standard">
      <style:text-properties fo:color="#000000" style:font-name="Liberation Mono" fo:font-size="10pt" fo:font-weight="bold" style:font-size-asian="10pt" style:font-weight-asian="bold" style:font-size-complex="10pt" style:font-weight-complex="bold"/>
    </style:style>
    <style:style style:name="P8" style:family="paragraph" style:parent-style-name="Standard">
      <style:paragraph-properties style:line-height-at-least="0.503cm"/>
    </style:style>
    <style:style style:name="P9"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6"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8"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19"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text-properties fo:color="#000000" fo:font-weight="bold" style:font-weight-asian="bold"/>
    </style:style>
    <style:style style:name="P22" style:family="paragraph" style:parent-style-name="Preformatted_20_Text">
      <style:text-properties fo:color="#000000" fo:font-weight="bold" style:font-weight-asian="bold" style:font-weight-complex="bold"/>
    </style:style>
    <style:style style:name="P23"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Preformatted_20_Text">
      <style:paragraph-properties fo:margin-top="0cm" fo:margin-bottom="0.499cm" loext:contextual-spacing="false"/>
    </style:style>
    <style:style style:name="P25"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inherit" style:letter-kerning="false" style:font-name-asian="Times New Roman" style:language-asian="es" style:country-asian="AR" style:font-name-complex="Courier New" style:language-complex="ar" style:country-complex="SA" fo:hyphenate="true" loext:hyphenation-no-caps="false"/>
    </style:style>
    <style:style style:name="P26" style:family="paragraph" style:parent-style-name="Normal">
      <style:text-properties fo:font-size="10pt" style:font-size-asian="10pt" style:font-size-complex="10pt"/>
    </style:style>
    <style:style style:name="P27" style:family="paragraph" style:parent-style-name="Normal">
      <style:paragraph-properties fo:text-align="center" style:justify-single-word="false"/>
      <style:text-properties fo:font-size="10pt" style:font-size-asian="10pt" style:font-size-complex="10pt"/>
    </style:style>
    <style:style style:name="P28"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9" style:family="paragraph" style:parent-style-name="Normal">
      <style:text-properties fo:font-size="10pt" fo:font-weight="bold" style:font-size-asian="10pt" style:font-weight-asian="bold" style:font-size-complex="10pt" style:font-weight-complex="bold"/>
    </style:style>
    <style:style style:name="P30" style:family="paragraph" style:parent-style-name="Normal">
      <style:paragraph-properties fo:text-align="center" style:justify-single-word="false"/>
    </style:style>
    <style:style style:name="P31"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33"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34"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5" style:family="paragraph" style:parent-style-name="Normal">
      <loext:graphic-properties draw:fill="solid" draw:fill-color="#000000" draw:opacity="100%"/>
      <style:paragraph-properties style:line-height-at-least="0.503cm" fo:background-color="#000000"/>
    </style:style>
    <style:style style:name="P36"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37"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8"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9"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40" style:family="paragraph" style:parent-style-name="Normal">
      <style:paragraph-properties fo:margin-left="0.635cm" fo:margin-right="0cm" fo:text-align="center" style:justify-single-word="false" fo:text-indent="0cm" style:auto-text-indent="false">
        <style:tab-stops/>
      </style:paragraph-properties>
    </style:style>
    <style:style style:name="P41" style:family="paragraph" style:parent-style-name="Normal">
      <style:paragraph-properties fo:margin-left="0.635cm" fo:margin-right="0cm" fo:text-indent="0cm" style:auto-text-indent="false">
        <style:tab-stops/>
      </style:paragraph-properties>
    </style:style>
    <style:style style:name="P42"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43" style:family="paragraph" style:parent-style-name="Párrafo_20_de_20_lista" style:list-style-name="L2"/>
    <style:style style:name="P44" style:family="paragraph" style:parent-style-name="Párrafo_20_de_20_lista" style:list-style-name="L3"/>
    <style:style style:name="P45" style:family="paragraph" style:parent-style-name="Párrafo_20_de_20_lista" style:list-style-name="L4"/>
    <style:style style:name="P46" style:family="paragraph" style:parent-style-name="Párrafo_20_de_20_lista" style:list-style-name="L4">
      <style:text-properties fo:font-size="10pt" style:font-size-asian="10pt" style:font-size-complex="10pt"/>
    </style:style>
    <style:style style:name="P47" style:family="paragraph" style:parent-style-name="Párrafo_20_de_20_lista" style:list-style-name="L5"/>
    <style:style style:name="P48" style:family="paragraph" style:parent-style-name="Párrafo_20_de_20_lista" style:list-style-name="L5">
      <style:text-properties style:language-asian="es" style:country-asian="AR"/>
    </style:style>
    <style:style style:name="P49" style:family="paragraph" style:parent-style-name="Párrafo_20_de_20_lista" style:list-style-name="L6">
      <style:paragraph-properties>
        <style:tab-stops>
          <style:tab-stop style:position="8.913cm"/>
        </style:tab-stops>
      </style:paragraph-properties>
      <style:text-properties style:language-asian="es" style:country-asian="AR"/>
    </style:style>
    <style:style style:name="P50"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Standard" style:list-style-name="L1"/>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officeooo:rsid="001325ba" officeooo:paragraph-rsid="001325ba" style:font-weight-asian="bold" style:font-weight-complex="bold"/>
    </style:style>
    <style:style style:name="P54" style:family="paragraph" style:parent-style-name="Standard">
      <style:text-properties fo:font-weight="bold" officeooo:rsid="0013c40f" officeooo:paragraph-rsid="0013c40f" style:font-weight-asian="bold" style:font-weight-complex="bold"/>
    </style:style>
    <style:style style:name="P55" style:family="paragraph" style:parent-style-name="Standard">
      <style:text-properties fo:font-weight="bold" officeooo:rsid="0014824c" officeooo:paragraph-rsid="0014824c" style:font-weight-asian="bold" style:font-weight-complex="bold"/>
    </style:style>
    <style:style style:name="P56" style:family="paragraph" style:parent-style-name="Standard">
      <style:text-properties fo:font-weight="bold" officeooo:rsid="001561d9" officeooo:paragraph-rsid="001561d9" style:font-weight-asian="bold" style:font-weight-complex="bold"/>
    </style:style>
    <style:style style:name="P57" style:family="paragraph" style:parent-style-name="Standard">
      <style:text-properties fo:font-weight="normal" officeooo:rsid="001325ba" officeooo:paragraph-rsid="001325ba" style:font-weight-asian="normal" style:font-weight-complex="normal"/>
    </style:style>
    <style:style style:name="P58" style:family="paragraph" style:parent-style-name="Standard">
      <style:text-properties fo:font-weight="normal" officeooo:rsid="0013c40f" officeooo:paragraph-rsid="0013c40f" style:font-weight-asian="normal" style:font-weight-complex="normal"/>
    </style:style>
    <style:style style:name="P59" style:family="paragraph" style:parent-style-name="Standard">
      <style:text-properties fo:font-weight="normal" officeooo:rsid="0014824c" officeooo:paragraph-rsid="0014824c" style:font-weight-asian="normal" style:font-weight-complex="normal"/>
    </style:style>
    <style:style style:name="P60" style:family="paragraph" style:parent-style-name="Standard">
      <style:text-properties style:font-weight-complex="bold"/>
    </style:style>
    <style:style style:name="P61" style:family="paragraph" style:parent-style-name="Standard">
      <style:text-properties officeooo:rsid="0013c40f" officeooo:paragraph-rsid="0013c40f" style:font-weight-complex="bold"/>
    </style:style>
    <style:style style:name="P62" style:family="paragraph" style:parent-style-name="Standard">
      <style:text-properties officeooo:rsid="00162ace" officeooo:paragraph-rsid="00162ace" style:font-weight-complex="bold"/>
    </style:style>
    <style:style style:name="P63" style:family="paragraph" style:parent-style-name="Standard">
      <style:text-properties officeooo:paragraph-rsid="0013c40f"/>
    </style:style>
    <style:style style:name="P64"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5" style:family="paragraph" style:parent-style-name="Standard">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66" style:family="paragraph" style:parent-style-name="Standard">
      <style:text-properties fo:font-size="12pt" style:text-underline-style="none" fo:font-weight="normal" officeooo:rsid="001708c4" officeooo:paragraph-rsid="001708c4" style:font-size-asian="10.5pt" style:font-weight-asian="normal" style:font-size-complex="12pt" style:font-weight-complex="normal"/>
    </style:style>
    <style:style style:name="P67" style:family="paragraph" style:parent-style-name="Standard">
      <style:paragraph-properties fo:break-before="page"/>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3c40f" style:font-weight-asian="bold" style:font-weight-complex="bold"/>
    </style:style>
    <style:style style:name="T4" style:family="text">
      <style:text-properties fo:font-weight="bold" style:language-asian="es" style:country-asian="AR" style:font-weight-asian="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Droid Sans Mono" fo:font-size="10.5pt" fo:font-weight="bold" style:font-size-asian="10.5pt" style:font-weight-asian="bold" style:font-weight-complex="bold"/>
    </style:style>
    <style:style style:name="T8" style:family="text">
      <style:text-properties fo:color="#000000" style:font-name="Droid Sans Mono" fo:font-size="10.5pt" style:font-size-asian="10.5pt"/>
    </style:style>
    <style:style style:name="T9" style:family="text">
      <style:text-properties fo:font-size="10pt" style:font-size-asian="10pt" style:font-size-complex="10pt"/>
    </style:style>
    <style:style style:name="T10" style:family="text">
      <style:text-properties fo:font-size="10pt" style:font-size-asian="10pt" style:language-asian="es" style:country-asian="AR" style:font-size-complex="10pt" style:language-complex="ar" style:country-complex="SA"/>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4" style:family="text">
      <style:text-properties style:font-weight-complex="bold"/>
    </style:style>
    <style:style style:name="T15"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7" style:family="text">
      <style:text-properties style:language-asian="es" style:country-asian="AR"/>
    </style:style>
    <style:style style:name="T18" style:family="text">
      <style:text-properties style:language-asian="es" style:country-asian="AR" style:language-complex="ar" style:country-complex="SA"/>
    </style:style>
    <style:style style:name="T19"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20"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1"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2"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3"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4"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5"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6"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7"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9" style:family="text">
      <style:text-properties officeooo:rsid="0013c40f"/>
    </style:style>
    <style:style style:name="T30" style:family="text">
      <style:text-properties fo:font-weight="normal"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TAJOS VISUAL STUDIO CODE:</text:p>
      <text:p text:style-name="Standard"/>
      <text:list xml:id="list1441675237" text:style-name="L1">
        <text:list-item>
          <text:p text:style-name="P51">Comentar multiples líneas: Marco las líneas, control + k seguido de control+c. Para descomentar control + u</text:p>
        </text:list-item>
        <text:list-item>
          <text:p text:style-name="P51">Mover una línea abajo/arriba <text:s/>Alt + UP/down</text:p>
        </text:list-item>
        <text:list-item>
          <text:p text:style-name="P51">Reemplazar todas las ocurrencias control+shift+h</text:p>
        </text:list-item>
        <text:list-item>
          <text:p text:style-name="P51">Identar un bloque: selecciono, Tab. Para volver haca atrás shift+Tab</text:p>
        </text:list-item>
      </text:list>
      <text:p text:style-name="P3"/>
      <text:p text:style-name="P3"/>
      <text:p text:style-name="P3">PYTHON</text:p>
      <text:p text:style-name="P5"/>
      <text:p text:style-name="P5"/>
      <text:p text:style-name="P5"/>
      <text:p text:style-name="P5"/>
      <text:p text:style-name="P5"/>
      <text:p text:style-name="P18">countries = ['mexico','usa','canada','brasil']</text:p>
      <text:p text:style-name="P19"/>
      <text:p text:style-name="P20">//LOS MENSAJES POR CADENA DE TEXTO VAN CON print() Y DENTRO f’ {variable}‘</text:p>
      <text:p text:style-name="P20">// EL SALTO DE PÁGINA ES /n</text:p>
      <text:p text:style-name="Preformatted_20_Text">//<text:span text:style-name="Fuente_20_de_20_párrafo_20_predeter."><text:span text:style-name="T2">COMENTAR VARI</text:span></text:span><text:span text:style-name="Fuente_20_de_20_párrafo_20_predeter."><text:span text:style-name="T6">AS LÍNEAS:</text:span></text:span></text:p>
      <text:p text:style-name="Preformatted_20_Text"><text:span text:style-name="Fuente_20_de_20_párrafo_20_predeter."><text:span text:style-name="T7">'''</text:span></text:span></text:p>
      <text:p text:style-name="P6">comentado</text:p>
      <text:p text:style-name="P8"><text:span text:style-name="Fuente_20_de_20_párrafo_20_predeter."><text:span text:style-name="T8">'''</text:span></text:span></text:p>
      <text:p text:style-name="Preformatted_20_Text"/>
      <text:p text:style-name="Preformatted_20_Text"/>
      <text:p text:style-name="P20">//DECLARACIÓN DE UNA CLASE. LAS PROPIEDADES SE DECLARAN DENTRO DEL CONSTRUCTOR.</text:p>
      <text:p text:style-name="P20">//LA FUNCIÓN SE DECLARA CON def EL CONSTRUCTOR ES __init__(self):</text:p>
      <text:p text:style-name="P20">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_20_Text"/>
      <text:p text:style-name="Preformatted_20_Text">class Persona<text:span text:style-name="Fuente_20_de_20_párrafo_20_predeter."><text:span text:style-name="T2">(&lt;SUPERCLASE&gt;)</text:span></text:span>:</text:p>
      <text:p text:style-name="Preformatted_20_Text"/>
      <text:p text:style-name="P20">//POR CONVENCIÓN LOS ATRIBUTOS PROTEGIDOS _ LOS PRIVADOS DOBLE __</text:p>
      <text:p text:style-name="P20">//LOS PRIVADOS SOLO SE ACCEDE DESDE EL DESARROLLO DE LA CLASE, NO ACCEDE A SU CONTENIDO LA INSTANCIA.</text:p>
      <text:p text:style-name="Preformatted_20_Text"><text:s text:c="4"/>def __init__(self, name):</text:p>
      <text:p text:style-name="Preformatted_20_Text"/>
      <text:p text:style-name="P20">//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2">//LOS GETTER, SETTER Y DELETER SE CREAN CON DECORADOR @PROPERTY</text:span></text:span></text:p>
      <text:p text:style-name="Preformatted_20_Text"><text:span text:style-name="Fuente_20_de_20_párrafo_20_predeter."><text:span text:style-name="T2">//CUANDO LLAMO UN MÉTODO DE ESTOS NO DEBO LLAMAR A LA FUNCIÓN, OMITO LOS ()</text:span></text:span></text:p>
      <text:p text:style-name="Preformatted_20_Text"><text:span text:style-name="Fuente_20_de_20_párrafo_20_predeter."><text:span text:style-name="T2">//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2">//EL DECORADOR DEL SETTER SE DECLARA CON EL NOMBRE DE LA PROPIEDAD.setter</text:span></text:span></text:p>
      <text:p text:style-name="Preformatted_20_Text"><text:span text:style-name="Fuente_20_de_20_párrafo_20_predeter."><text:span text:style-name="T2">//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oft-page-break/><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
      <text:p text:style-name="P20">//PUNTO DE ENTRADA DEL PROGRAMA PRINCIPAL:</text:p>
      <text:p text:style-name="Preformatted_20_Text"><text:s text:c="4"/></text:p>
      <text:p text:style-name="Preformatted_20_Text">if __name__ == '__main__':</text:p>
      <text:p text:style-name="Preformatted_20_Text"/>
      <text:p text:style-name="P20">//INSTANCIA DE UN OBJETO</text:p>
      <text:p text:style-name="P20">//HACER UN INPUT</text:p>
      <text:p text:style-name="Preformatted_20_Text"><text:span text:style-name="Fuente_20_de_20_párrafo_20_predeter."><text:span text:style-name="T6"><text:s text:c="4"/></text:span></text:span><text:span text:style-name="Fuente_20_de_20_párrafo_20_predeter."><text:span text:style-name="T5">name = input('Enter your name:\n')</text:span></text:span></text:p>
      <text:p text:style-name="P21"/>
      <text:p text:style-name="Preformatted_20_Text"><text:span text:style-name="Fuente_20_de_20_párrafo_20_predeter."><text:span text:style-name="T5">//</text:span></text:span><text:span text:style-name="Fuente_20_de_20_párrafo_20_predeter."><text:span text:style-name="T6">INICIALIZAR MÚLTIPLES VARIABLES Y</text:span></text:span></text:p>
      <text:p text:style-name="P22">//SEPARAR UNA CADENA POR UN CARACTER:</text:p>
      <text:p text:style-name="P7">name, country = input('Enter your name-country:\n').split('-') <text:s/>#ejemplo dante-brasil</text:p>
      <text:p text:style-name="P22"/>
      <text:p text:style-name="P23"/>
      <text:p text:style-name="Preformatted_20_Text"><text:span text:style-name="Fuente_20_de_20_párrafo_20_predeter."><text:span text:style-name="T5"><text:s text:c="4"/>employer = P</text:span></text:span>ersona('DAnte')</text:p>
      <text:p text:style-name="Preformatted_20_Text"><text:s text:c="4"/>employer.set_country = 'brasiL'</text:p>
      <text:p text:style-name="Preformatted_20_Text"><text:s text:c="4"/>employer.country</text:p>
      <text:p text:style-name="P24"><text:s text:c="4"/>employer.get_email</text:p>
      <text:p text:style-name="P5"/>
      <text:p text:style-name="P19"/>
      <text:p text:style-name="P19"/>
      <text:p text:style-name="P19"/>
      <text:p text:style-name="P18">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20">//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20">//DECLARACIÓN DE CLASE QUE HEREDA DE UNA SUPERCLASE</text:p>
      <text:p text:style-name="Preformatted_20_Text">class Employer(Persona):</text:p>
      <text:p text:style-name="Preformatted_20_Text"/>
      <text:p text:style-name="P20">//EL CONSTRUCTOR DE LA CLASE DEBE LLAMAR AL CONSTRUCTOR DE LA SUPERCLASE</text:p>
      <text:p text:style-name="P20">//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oft-page-break/><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24"><text:s text:c="4"/>print(regina._color)</text:p>
      <text:p text:style-name="P5"/>
      <text:p text:style-name="P5"/>
      <text:p text:style-name="P9"/>
      <text:p text:style-name="P11">//BUCLE FOR PARA ITERAR CADA ELEMENTO DE UN ARRAY</text:p>
      <text:p text:style-name="P12"><text:s text:c="4"/>n = [10, 100, 1000, 1000000]</text:p>
      <text:p text:style-name="P12"/>
      <text:p text:style-name="P12"><text:s text:c="4"/>for numbers in n:</text:p>
      <text:p text:style-name="P12"><text:s text:c="8"/>print(num(numbers))</text:p>
      <text:p text:style-name="P12"><text:s text:c="8"/>print(logarithm(numbers))</text:p>
      <text:p text:style-name="P12"><text:s text:c="8"/>print(lineal(numbers))</text:p>
      <text:p text:style-name="P12"><text:s text:c="8"/>print(n_logarithm(numbers))</text:p>
      <text:p text:style-name="P12"><text:s text:c="8"/>print(square(numbers))</text:p>
      <text:p text:style-name="P12"><text:s text:c="8"/>print(exponential(numbers))</text:p>
      <text:p text:style-name="P12"><text:s text:c="8"/>print('\n')</text:p>
      <text:p text:style-name="P12"/>
      <text:p text:style-name="P11">//VERIFICAR SI UN ELEMENTO ESTA DENTRO DE UN ARRAY</text:p>
      <text:p text:style-name="P11"/>
      <text:p text:style-name="P12">if &lt;elemento&gt; in &lt;array&gt;:</text:p>
      <text:p text:style-name="P12"/>
      <text:p text:style-name="P12"/>
      <text:p text:style-name="P10">//Aplicar descomposición creando clases con atributos que son otras clases:</text:p>
      <text:p text:style-name="P10"/>
      <text:p text:style-name="Standard"><text:span text:style-name="Fuente_20_de_20_párrafo_20_predeter."><text:span text:style-name="T9">//</text:span></text:span><text:span text:style-name="Fuente_20_de_20_párrafo_20_predeter."><text:span text:style-name="T11">import para generar números al azar</text:span></text:span></text:p>
      <text:p text:style-name="P12">import random</text:p>
      <text:p text:style-name="P12"/>
      <text:p text:style-name="P12">class Persona:</text:p>
      <text:p text:style-name="P12"/>
      <text:p text:style-name="P12">    def __init__(self,name, last_name, age, country):</text:p>
      <text:p text:style-name="P12">        self.name = name</text:p>
      <text:p text:style-name="P12">        self.last_name = last_name</text:p>
      <text:p text:style-name="P12">        self.age = age</text:p>
      <text:p text:style-name="P12">        self.country = country</text:p>
      <text:p text:style-name="P12">        self.__number = 40 #Solo se accede desde la clase. No desde la instancia</text:p>
      <text:p text:style-name="P12">        self._color = 'blue' #Se accede desde la instancia y cualquier subclase</text:p>
      <text:p text:style-name="Standard"><text:span text:style-name="Fuente_20_de_20_párrafo_20_predeter."><text:span text:style-name="T9">    //</text:span></text:span><text:span text:style-name="Fuente_20_de_20_párrafo_20_predeter."><text:span text:style-name="T11">Este atributo es una clase</text:span></text:span></text:p>
      <text:p text:style-name="P10"><text:soft-page-break/>//Para acceder determinamos una función decorada con property</text:p>
      <text:p text:style-name="P12"><text:s text:c="4"/>    self._dni = Dni()</text:p>
      <text:p text:style-name="P12"/>
      <text:p text:style-name="P12">    def __view_info(self):</text:p>
      <text:p text:style-name="P12">        print(f'{self.name}\n{self.last_name}\n{self.age}\n{self.country}\n')</text:p>
      <text:p text:style-name="P12"/>
      <text:p text:style-name="P12">    @property</text:p>
      <text:p text:style-name="P12">    def get_info(self):</text:p>
      <text:p text:style-name="P12">        return self.__view_info()</text:p>
      <text:p text:style-name="P12"/>
      <text:p text:style-name="P12">    @property</text:p>
      <text:p text:style-name="P12">    def get_dni_number(self):</text:p>
      <text:p text:style-name="P12">        return print(f'{self.name} = dni {self._dni.number}')</text:p>
      <text:p text:style-name="P12"/>
      <text:p text:style-name="P12"/>
      <text:p text:style-name="P10">//TODAS LAS FUNCIONES DE UNA CLASE REFERENCIAN A ESTA CON self Y, AL MOMENTO DE LLAMARLA DENTRO DEL DESARROLLO DE LA CLASE SE HACE CON self.</text:p>
      <text:p text:style-name="P12">class Dni:</text:p>
      <text:p text:style-name="P12"> </text:p>
      <text:p text:style-name="P12">    def dni_create_number(self):</text:p>
      <text:p text:style-name="P12"/>
      <text:p text:style-name="P12">        dni_number = "30"    </text:p>
      <text:p text:style-name="P12"/>
      <text:p text:style-name="Standard"><text:span text:style-name="Fuente_20_de_20_párrafo_20_predeter."><text:span text:style-name="T11">//RANGE permite generar un ciclo comenzando con el parámetro 0 y hasta el segundo parámetro sin incluirlo.</text:span></text:span><text:span text:style-name="Fuente_20_de_20_párrafo_20_predeter."><text:span text:style-name="T9">   </text:span></text:span></text:p>
      <text:p text:style-name="P12">        for n in range(0,6):</text:p>
      <text:p text:style-name="P12">            number = random.randint(0,9)</text:p>
      <text:p text:style-name="P10">//Para concatenar el int lo parseo a str()</text:p>
      <text:p text:style-name="P12">            dni_number = dni_number + str(number)</text:p>
      <text:p text:style-name="P12"/>
      <text:p text:style-name="P12">        return dni_number</text:p>
      <text:p text:style-name="P12"/>
      <text:p text:style-name="P12">    def __init__(self):</text:p>
      <text:p text:style-name="P12">        self.number = self.dni_create_number()</text:p>
      <text:p text:style-name="P12"/>
      <text:p text:style-name="P12"/>
      <text:p text:style-name="Standard"><text:span text:style-name="Fuente_20_de_20_párrafo_20_predeter."><text:span text:style-name="T2">¿Cómo puedo medir el tiempo del programa?</text:span></text:span><text:span text:style-name="Fuente_20_de_20_párrafo_20_predeter."><text:span text:style-name="T12">:</text:span></text:span></text:p>
      <text:p text:style-name="P12">+ impor time</text:p>
      <text:p text:style-name="P12">+ variable = time.time()</text:p>
      <text:p text:style-name="P12">+ resultado = tiempo final – tiempo inicial.</text:p>
      <text:p text:style-name="P12"/>
      <text:p text:style-name="P12"/>
      <text:p text:style-name="P14">¿Cómo usar los decoradores o wrapper para agregar duncionalidad?</text:p>
      <text:p text:style-name="P11"/>
      <text:p text:style-name="P11">+ El decorador es una función que recibe como parámetro El Nombre de una función que decora.</text:p>
      <text:p text:style-name="P11">+ Retorna el nombre de una función: return wrapper.</text:p>
      <text:p text:style-name="P11">+ Dentro del decorador se declara una función wrapper, esta recibe un indicador de que recibirá parámetros. Son los parámetros de la función que decora, se indicaran como (*args, **kwargs)</text:p>
      <text:p text:style-name="P11">+Cuando se indique el llamado a la función decorada se le envían los argumentos que indica el wrapper.</text:p>
      <text:p text:style-name="P11"/>
      <text:p text:style-name="P12">import time</text:p>
      <text:p text:style-name="P12">import math</text:p>
      <text:p text:style-name="P12"/>
      <text:p text:style-name="P12">class Calculadora:</text:p>
      <text:p text:style-name="P12"/>
      <text:p text:style-name="P12"><text:s text:c="4"/>def __init__(self):</text:p>
      <text:p text:style-name="P12"><text:s text:c="8"/>pass</text:p>
      <text:p text:style-name="P12"/>
      <text:p text:style-name="P12"><text:s text:c="4"/>#Decorador: timeis retorna una función wrapper</text:p>
      <text:p text:style-name="P12"><text:s text:c="4"/>#Agrega la funcionalidad de tomar los tiempos y devolver el resultado como el tiempo demorado.</text:p>
      <text:p text:style-name="P12"><text:s text:c="4"/>def _timeis(func):</text:p>
      <text:p text:style-name="P12"/>
      <text:p text:style-name="P12"><text:s text:c="8"/>def wrapper(*args, **kwargs): #Se indica que recibirá parámetros</text:p>
      <text:p text:style-name="P12"><text:soft-page-break/><text:s text:c="12"/>time_start = time.time()</text:p>
      <text:p text:style-name="P12"><text:s text:c="12"/>result = func(*args, **kwargs) #Recibe los argumentos que se pasaron al llamar la funcion.</text:p>
      <text:p text:style-name="P12"><text:s text:c="12"/>time_end = time.time()</text:p>
      <text:p text:style-name="P12"><text:s text:c="12"/>print(f'Result = {result}\n Tiempo de la operación: {time_end-time_start}')</text:p>
      <text:p text:style-name="P12"/>
      <text:p text:style-name="P12"><text:s text:c="8"/>return wrapper</text:p>
      <text:p text:style-name="P12"/>
      <text:p text:style-name="P12"><text:s text:c="4"/>@_timeis</text:p>
      <text:p text:style-name="P12"><text:s text:c="4"/>def lineal(self,n):</text:p>
      <text:p text:style-name="P12"><text:s text:c="8"/>return n</text:p>
      <text:p text:style-name="P12"/>
      <text:p text:style-name="P12">if __name__ == "__main__":</text:p>
      <text:p text:style-name="P12"/>
      <text:p text:style-name="P12"><text:s text:c="4"/>calculadora_math = Calculadora()</text:p>
      <text:p text:style-name="P12"><text:s text:c="4"/>result = calculadora_math.lineal(number)</text:p>
      <text:p text:style-name="P12"/>
      <text:p text:style-name="P17">LISTAS</text:p>
      <text:p text:style-name="P14"/>
      <text:p text:style-name="Standard"><text:span text:style-name="Fuente_20_de_20_párrafo_20_predeter."><text:span text:style-name="T2">Las listas en Python se pasan por referencia</text:span></text:span><text:span text:style-name="Fuente_20_de_20_párrafo_20_predeter."><text:span text:style-name="T14">. A diferencia de lenguajes como C.</text:span></text:span></text:p>
      <text:p text:style-name="P60">Si a otra lista le asigno una lista ya existente, esta tendrá los mismos valores y sufrirán ambas los mismos cambios dado que guardan un relación apuntando al mismo espacio en memoria.</text:p>
      <text:p text:style-name="P61">Si quiero pasar una copia del objeto ns = [1,2,3] envío a otra función como parámetro <text:span text:style-name="T1">ns[:]</text:span></text:p>
      <text:p text:style-name="P61"/>
      <text:p text:style-name="P62">Si una función recibe una lista como argumento, si realizo cambios sobre la lista, los cambios se verán reflejados en el programa principal sin necesidad de retornar una nueva lista.</text:p>
      <text:p text:style-name="P60"/>
      <text:p text:style-name="Standard"><text:span text:style-name="Fuente_20_de_20_párrafo_20_predeter."><text:span text:style-name="T14">Para crear otro objeto lista que apunte a otro espacio de memoria para así ser independiente a los cambios se usa: </text:span></text:span><text:span text:style-name="Fuente_20_de_20_párrafo_20_predeter."><text:span text:style-name="T2">nueva_lista = lista_existente[:]</text:span></text:span></text:p>
      <text:p text:style-name="P14"/>
      <text:p text:style-name="P14">Crear una lista:</text:p>
      <text:p text:style-name="P14"><text:tab/>+ lista_nueva = <text:s/>list()</text:p>
      <text:p text:style-name="P14"/>
      <text:p text:style-name="Standard"><text:span text:style-name="Fuente_20_de_20_párrafo_20_predeter."><text:span text:style-name="T2">Acceder con índice: </text:span></text:span><text:span text:style-name="Fuente_20_de_20_párrafo_20_predeter."><text:span text:style-name="T14">El índice solo permite acceder a un elemento e incluso sustituir pero no permite ingresar nuevos valores incluso si contaramos con espacios disponibles. Para esto existe </text:span></text:span><text:span text:style-name="Fuente_20_de_20_párrafo_20_predeter."><text:span text:style-name="T2">append()</text:span></text:span></text:p>
      <text:p text:style-name="P14"/>
      <text:p text:style-name="Standard"><text:span text:style-name="Fuente_20_de_20_párrafo_20_predeter."><text:span text:style-name="T2">Append() </text:span></text:span><text:span text:style-name="Fuente_20_de_20_párrafo_20_predeter."><text:span text:style-name="T14">introduce elementos la final, si se trata de objetos los introduce como un solo elemento,</text:span></text:span></text:p>
      <text:p text:style-name="Standard"><text:span text:style-name="Fuente_20_de_20_párrafo_20_predeter."><text:span text:style-name="T14">En cambio </text:span></text:span><text:span text:style-name="Fuente_20_de_20_párrafo_20_predeter."><text:span text:style-name="T2">extend() </text:span></text:span><text:span text:style-name="Fuente_20_de_20_párrafo_20_predeter."><text:span text:style-name="T14">introduce los elementos de una lista dentro de otra como si fuesen valores independientes.</text:span></text:span></text:p>
      <text:p text:style-name="P14"/>
      <text:p text:style-name="P53">Vaciar una lista y eliminar la instancia del objeto en memoria:</text:p>
      <text:p text:style-name="P53"/>
      <text:p text:style-name="P54">import gc</text:p>
      <text:p text:style-name="P57">#Eliminar la instancia</text:p>
      <text:p text:style-name="P57">def delete_list(lista):</text:p>
      <text:p text:style-name="P57"><text:s text:c="4"/>del lista</text:p>
      <text:p text:style-name="P57"><text:s text:c="4"/><text:span text:style-name="T29">gc.collect()</text:span></text:p>
      <text:p text:style-name="P58"/>
      <text:p text:style-name="P54">Del <text:span text:style-name="T30">le indica al garbage collector que una variable esta lista para ser liberada. Con </text:span>gc.collect() <text:span text:style-name="T30">fuerzo el llamado.</text:span></text:p>
      <text:p text:style-name="P54">Del <text:span text:style-name="T30">solo elimina la instancia de la variable, lo que en una función ocurre al finalizar el bloque.</text:span></text:p>
      <text:p text:style-name="P63"><text:span text:style-name="T3">Con las listas ocurre que al eliminarla dentro de una función esta continua en el programa principal.</text:span></text:p>
      <text:p text:style-name="P63"><text:span text:style-name="T3"/></text:p>
      <text:p text:style-name="P57"/>
      <text:p text:style-name="P57"><text:soft-page-break/>#Vaciar contenido de la lista</text:p>
      <text:p text:style-name="P57">def clear_list(lista):</text:p>
      <text:p text:style-name="P57"><text:s text:c="4"/>lista.clear()</text:p>
      <text:p text:style-name="P57"><text:s text:c="4"/># o,</text:p>
      <text:p text:style-name="P57"><text:s text:c="4"/># lista *= 0</text:p>
      <text:p text:style-name="P57"><text:s text:c="4"/>print('-'*5, ' The list is empty ','-'*5)</text:p>
      <text:p text:style-name="P14"/>
      <text:p text:style-name="P14">¿Cómo dividir una lista con slice notation? []</text:p>
      <text:p text:style-name="P14"/>
      <text:p text:style-name="P25">a[start:stop] <text:s/># items start through stop-1</text:p>
      <text:p text:style-name="P25">a[start:] <text:s text:c="5"/># items start through the rest of the array</text:p>
      <text:p text:style-name="P25">a[:stop] <text:s text:c="6"/># items from the beginning through stop-1</text:p>
      <text:p text:style-name="P25">a[:] <text:s text:c="10"/># a copy of the whole array</text:p>
      <text:p text:style-name="P14"/>
      <text:p text:style-name="P14"/>
      <text:p text:style-name="P14">¿Como crear una lista de números aleatorios? Con “for i in range(máximo de valores)”</text:p>
      <text:p text:style-name="P14"/>
      <text:p text:style-name="Standard">import random</text:p>
      <text:p text:style-name="P2"/>
      <text:p text:style-name="Standard">def create_random_list():</text:p>
      <text:p text:style-name="Standard"><text:s text:c="4"/>tamano_lista = int(input("Tamano de la lista:\n "))</text:p>
      <text:p text:style-name="Standard"><text:s text:c="4"/><text:span text:style-name="Fuente_20_de_20_párrafo_20_predeter."><text:span text:style-name="T2">//Declaración de la lista. NO SE INDICA UN MÁXIMO DE VALORES</text:span></text:span></text:p>
      <text:p text:style-name="Standard"><text:s text:c="4"/>lista = []</text:p>
      <text:p text:style-name="Standard">//<text:span text:style-name="Fuente_20_de_20_párrafo_20_predeter."><text:span text:style-name="T2">Se itera con un indice y range marca cuantos elementos tendrá, excluyendo el último, iniciando en 0.</text:span></text:span></text:p>
      <text:p text:style-name="Standard"><text:s text:c="4"/>for i in range(0,tamano_lista):</text:p>
      <text:p text:style-name="Standard"/>
      <text:p text:style-name="P14">//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14">¿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Fuente_20_de_20_párrafo_20_predeter."><text:span text:style-name="T1">¿Cómo crear una lista de valores únicos al azar pero irrepetibles? </text:span></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text:soft-page-break/>    lista = []</text:p>
      <text:p text:style-name="Standard"/>
      <text:p text:style-name="Standard">    #Mientras que la longitud no alcanzo el tamano indicado</text:p>
      <text:p text:style-name="Standard">    #ramdon.randrange genera valores de 0 a el doble del tamaño de la lista para no generar solo valores consecutivos. </text:p>
      <text:p text:style-name="Standard">    #Si el valor no esta ya ingresado en la lista se ingresa al final.</text:p>
      <text:p text:style-name="Standard">    while len(lista) &lt; tamano_lista:</text:p>
      <text:p text:style-name="Standard">            </text:p>
      <text:p text:style-name="Standard">        number = random.randint(0,tamano_lista*2)</text:p>
      <text:p text:style-name="Standard"/>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14">¿Cómo eliminar 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14">¿Cómo ordenar?</text:p>
      <text:p text:style-name="P14">#Métodos para ordenamiento</text:p>
      <text:p text:style-name="P14"/>
      <text:p text:style-name="Standard"><text:span text:style-name="Fuente_20_de_20_párrafo_20_predeter."><text:span text:style-name="T2"><text:s text:c="4"/></text:span></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Fuente_20_de_20_párrafo_20_predeter."><text:span text:style-name="T1">¿Cómo acoplar una lista a otra? </text:span></text:span>Método extend añade al final un lista pasada como parámetro</text:p>
      <text:p text:style-name="Standard"><text:span text:style-name="Fuente_20_de_20_párrafo_20_predeter."><text:span text:style-name="T1"><text:s/># lista.extend(</text:span></text:span>objeto_iterable<text:span text:style-name="Fuente_20_de_20_párrafo_20_predeter."><text:span text:style-name="T1">)</text:span></text:span></text:p>
      <text:p text:style-name="Standard"/>
      <text:p text:style-name="Standard"/>
      <text:p text:style-name="P16">//¿Cómo implementar una lista en clases para mostrar datos?</text:p>
      <text:p text:style-name="P14"/>
      <text:p text:style-name="P14">#Clase Para Listar Las Personas</text:p>
      <text:p text:style-name="Standard">class List_Persona_for_country:</text:p>
      <text:p text:style-name="Standard"/>
      <text:p text:style-name="Standard"><text:s text:c="4"/><text:span text:style-name="Fuente_20_de_20_párrafo_20_predeter."><text:span text:style-name="T2">#Se declara una lista dentro de la estructura</text:span></text:span></text:p>
      <text:p text:style-name="Standard"><text:soft-page-break/><text:s text:c="4"/>def __init__(self):</text:p>
      <text:p text:style-name="Standard"><text:s text:c="8"/>self._list = []</text:p>
      <text:p text:style-name="Standard"/>
      <text:p text:style-name="Standard"><text:s text:c="4"/><text:span text:style-name="Fuente_20_de_20_párrafo_20_predeter."><text:span text:style-name="T2">#Crea un objeto con los parámetros recibidos y los almacena al final de la lista</text:span></text:span></text:p>
      <text:p text:style-name="Standard"><text:s text:c="4"/>def add_persona(self, name, country):</text:p>
      <text:p text:style-name="Standard"><text:s text:c="8"/>self._list.append({'name':name, 'country': country})</text:p>
      <text:p text:style-name="Standard"/>
      <text:p text:style-name="Standard"><text:s text:c="4"/><text:span text:style-name="Fuente_20_de_20_párrafo_20_predeter."><text:span text:style-name="T2">#Ver el contenido de la lista mediante “for i in lista” Extrae cada elemento</text:span></text:span></text:p>
      <text:p text:style-name="Standard"><text:s text:c="4"/>#Itera la lista y toma los datos de cada elemento para mostrarlos por pantalla</text:p>
      <text:p text:style-name="Standard"><text:s text:c="4"/>def view_list(self):</text:p>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Fuente_20_de_20_párrafo_20_predeter."><text:span text:style-name="T2">#Ordenar una lista de objetos:</text:span></text:span></text:p>
      <text:p text:style-name="P14">+ Para esto se como parámetro una key function.</text:p>
      <text:p text:style-name="P14">+ Es una función lambda que se ejecuta sobre cada elemento de la lista</text:p>
      <text:p text:style-name="P14">+ Esta recibe el elemento : y el campo, valor de interés para el orden.</text:p>
      <text:p text:style-name="P14"/>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Fuente_20_de_20_párrafo_20_predeter."><text:span text:style-name="T8">self._list = new_list</text:span></text:span></text:p>
      <text:p text:style-name="P2"/>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14">//Para buscar: obtener la posición de un elemento</text:p>
      <text:p text:style-name="Standard"><text:s text:c="4"/>#Mediante BÚSQUEDA LINEAL:</text:p>
      <text:p text:style-name="Standard"><text:s text:c="4"/>#Buscar la posición de un nombre</text:p>
      <text:p text:style-name="Standard"><text:s text:c="4"/><text:span text:style-name="Fuente_20_de_20_párrafo_20_predeter."><text:span text:style-name="T2">#Iteracion por indice: for i in range (0,len(lista))</text:span></text:span></text:p>
      <text:p text:style-name="Standard"><text:s text:c="4"/>def _search_index_name(self, value):</text:p>
      <text:p text:style-name="Standard"/>
      <text:p text:style-name="Standard"><text:s text:c="8"/>position = -1</text:p>
      <text:p text:style-name="P14"><text:s text:c="8"/>#Longitud de la lista len( ):</text:p>
      <text:p text:style-name="Standard"><text:s text:c="8"/>for index in 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14"><text:s text:c="4"/>#Quitar elemento de la lista y retornarlo.</text:p>
      <text:p text:style-name="Standard"><text:soft-page-break/><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14">#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14"/>
      <text:p text:style-name="P14"/>
      <text:p text:style-name="P14"/>
      <text:p text:style-name="P14">#Realizar Búsqueda binaria por país</text:p>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oft-page-break/><text:s text:c="8"/>mid_point = (start_point+end_point)//2</text:p>
      <text:p text:style-name="Standard"/>
      <text:p text:style-name="Standard"><text:s text:c="8"/>while start_point &lt;= 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 text:c="12"/>elif value_country &gt; self._list[mid_point]['country']:</text:p>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14"/>
      <text:p text:style-name="P14"/>
      <text:p text:style-name="P16">BÚSQUEDA LINEAL</text:p>
      <text:p text:style-name="P14"/>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Fuente_20_de_20_párrafo_20_predeter."><text:span text:style-name="T9"><text:s text:c="2"/></text:span></text:span><text:span text:style-name="Fuente_20_de_20_párrafo_20_predeter."><text:span text:style-name="T12">#EL CONDICIONAL DEBE PROGRAMARSE DE ACUERDO A CADA CASO DE ACCESO A LOS ARTIBUTOS DEL OBJETOS PARA UNA COMPARACIÓN POR VALORES.</text:span></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16">BÚSQUEDA BINARIA</text:p>
      <text:p text:style-name="P4"/>
      <text:p text:style-name="P14">"""</text:p>
      <text:p text:style-name="P14">+ BÚSQUEDA BINARIA: Retorna la posición del elemento encontrado. De no hacerlo -1.</text:p>
      <text:p text:style-name="P14"/>
      <text:p text:style-name="P14">+ Condición necesaria que la lista este ordenada. Método sort( )</text:p>
      <text:p text:style-name="P14">+ De necesitar varias busquedas se recomienda ordenar la lista y almacenarla ( sorted ())</text:p>
      <text:p text:style-name="P14"/>
      <text:p text:style-name="P14">+ Inicia en la pos 0 y el final es en la posición longitud de la lista-1 evitando salir del alcance de la misma.</text:p>
      <text:p text:style-name="P14"><text:soft-page-break/>+ El valor medio es la suma de los extremos dividido por enteros en 2</text:p>
      <text:p text:style-name="P14">+ El loop itera mientras los puntos de referencia no se crucen y la posición permanezca con su valor por defecto.</text:p>
      <text:p text:style-name="P14">En el peor de los casos los puntos de referencia apuntaran a la misma posición por lo que es necesario indicar que pueden ser iguales.</text:p>
      <text:p text:style-name="P14"/>
      <text:p text:style-name="P14">+ Si el valor buscado es menor al valor encontrado en el punto medio. Se modifican los puntos de referencia, se</text:p>
      <text:p text:style-name="P14">Se desestima el bloque de la derecha y se toma como punto final el punto medio-1.</text:p>
      <text:p text:style-name="P14">+Si por el contrario el valor del punto medio es menor al valor buscado, Se modifica el punto de inicio en medio+1.</text:p>
      <text:p text:style-name="P14">"""</text:p>
      <text:p text:style-name="P14"/>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16">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13"><text:s text:c="4"/>#for - range inicia iterando en 0 pero se detiene al llegar al valor máximo. No saliendo del indice permitido.</text:p>
      <text:p text:style-name="Standard"><text:soft-page-break/><text:s text:c="4"/>for i in range(list_len):</text:p>
      <text:p text:style-name="Standard"/>
      <text:p text:style-name="P13"><text:s text:c="4"/>#Voy a iterar hasta el último índice permitido pero le resto uno para poder comparar la posición j+1 sin salir del límite de la lista.</text:p>
      <text:p text:style-name="P13"><text:s text:c="4"/>#A su vez resto i para dejar fuera de comparación los últimos elementos ya ordenados. En el primer ciclo i = 0, ya en el segundo es i = 1 y así sucesivamente.</text:p>
      <text:p text:style-name="P13"># O(n) * O(n) = O(n**2) <text:s/>algoritmo de crecimiento cuadrático</text:p>
      <text:p text:style-name="P13"/>
      <text:p text:style-name="Standard"><text:s text:c="8"/>for j in range(list_len -1 -i): <text:s text:c="2"/></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15">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oft-page-break/><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p text:style-name="Standard"><text:s text:c="12"/>unordered_list[current_position-1] = temp_storage</text:p>
      <text:p text:style-name="Standard"><text:s text:c="12"/></text:p>
      <text:p text:style-name="Standard"><text:s text:c="12"/>current_position -= 1</text:p>
      <text:p text:style-name="Standard"/>
      <text:p text:style-name="Standard"/>
      <text:p text:style-name="P13">#Crear una lista 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 del tamaño de la lista. </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55">¿Cómo leer dos listas de registros a la vez y unificarlos en una tercer lista?</text:p>
      <text:p text:style-name="P55"/>
      <text:p text:style-name="P59">#Función para unir el contenido de dos listas en valores ordenados.</text:p>
      <text:p text:style-name="P59">#Se deben recibir ambas listas ordenadas.</text:p>
      <text:p text:style-name="P59">def fusion_list(lista_pri, lista_sec):</text:p>
      <text:p text:style-name="P59"><text:s text:c="4"/>#Necesito dos iteradores: uno para cada lista, iniciando en 0.</text:p>
      <text:p text:style-name="P59"><text:s text:c="4"/>i = 0</text:p>
      <text:p text:style-name="P59"><text:s text:c="4"/>j = 0</text:p>
      <text:p text:style-name="P59"/>
      <text:p text:style-name="P59"><text:s text:c="4"/>#Declarar una nueva lista la cual recibira los elementos a través del método append().</text:p>
      <text:p text:style-name="P59"><text:s text:c="4"/></text:p>
      <text:p text:style-name="P59"><text:soft-page-break/><text:s text:c="4"/>nueva_lista = list()</text:p>
      <text:p text:style-name="P59"/>
      <text:p text:style-name="P59"><text:s text:c="4"/>"""Explicación Lectura de dos listas a la vez:</text:p>
      <text:p text:style-name="P59"><text:s text:c="4"/>+ Mientras ninguna de las dos listas haya alcanzado su longitud límite,</text:p>
      <text:p text:style-name="P59"><text:s text:c="4"/>se compara cada elemento i, j de cada lista.</text:p>
      <text:p text:style-name="P59"><text:s text:c="4"/>+ Después de realizar la operación ( en este caso añadir el menor a una nueva lista)</text:p>
      <text:p text:style-name="P59"><text:s text:c="4"/>se incrementa el índice de una lista para pasar al siguiente elemento.</text:p>
      <text:p text:style-name="P59"><text:s text:c="4"/></text:p>
      <text:p text:style-name="P59"><text:s text:c="4"/>+ Cuando una lista no pueda seguir iterando se pasa al bloque correspondiente a la lista que tiene elementos.</text:p>
      <text:p text:style-name="P59"><text:s text:c="4"/>Este bloque inserta los elementos restantes uno a uno.</text:p>
      <text:p text:style-name="P59"><text:s text:c="4"/>También puedo utilizar el método extend()</text:p>
      <text:p text:style-name="P59"><text:s text:c="4"/>"""</text:p>
      <text:p text:style-name="P59"><text:s text:c="4"/>while i &lt; len(lista_pri) and j &lt; len(lista_sec):</text:p>
      <text:p text:style-name="P59"/>
      <text:p text:style-name="P59"><text:s text:c="8"/>if lista_pri[i] &lt;= lista_sec[j]:</text:p>
      <text:p text:style-name="P59"><text:s text:c="12"/>nueva_lista.append(lista_pri[i])</text:p>
      <text:p text:style-name="P59"><text:s text:c="12"/>i += 1</text:p>
      <text:p text:style-name="P59"><text:s text:c="8"/>else:</text:p>
      <text:p text:style-name="P59"><text:s text:c="12"/>nueva_lista.append(lista_sec[j])</text:p>
      <text:p text:style-name="P59"><text:s text:c="12"/>j += 1</text:p>
      <text:p text:style-name="P59"/>
      <text:p text:style-name="P59"><text:s text:c="8"/>print(nueva_lista)</text:p>
      <text:p text:style-name="P59"/>
      <text:p text:style-name="P59"><text:s text:c="4"/>while i &lt; len(lista_pri):</text:p>
      <text:p text:style-name="P59"><text:s text:c="8"/>nueva_lista.append(lista_pri[i])</text:p>
      <text:p text:style-name="P59"><text:s text:c="8"/>i += 1</text:p>
      <text:p text:style-name="P59"><text:s text:c="4"/></text:p>
      <text:p text:style-name="P59"><text:s text:c="4"/>while j &lt; len(lista_sec):</text:p>
      <text:p text:style-name="P59"><text:s text:c="8"/>nueva_lista.append(lista_sec[j])</text:p>
      <text:p text:style-name="P59"><text:s text:c="8"/>j += 1</text:p>
      <text:p text:style-name="P59"/>
      <text:p text:style-name="P59"><text:s text:c="4"/>return nueva_lista</text:p>
      <text:p text:style-name="P59"/>
      <text:p text:style-name="P59"/>
      <text:p text:style-name="P59"/>
      <text:p text:style-name="P67">MERGE_SORT:</text:p>
      <text:p text:style-name="P66">El ordenamiento por mezcla:</text:p>
      <text:p text:style-name="P66"/>
      <text:p text:style-name="P66">def create_random_lista():</text:p>
      <text:p text:style-name="P66"><text:s text:c="4"/>tamano_lista = int(input("Tamano de la lista:\n "))</text:p>
      <text:p text:style-name="P66"><text:s text:c="4"/>lista = []</text:p>
      <text:p text:style-name="P66"/>
      <text:p text:style-name="P66"><text:s text:c="4"/>#Mientras que la longitud no alcanzo el tamano indicado</text:p>
      <text:p text:style-name="P66"><text:s text:c="4"/>#ramdon.randrange genera valores de 0 al doble del tamano de la lista para no generar números consecutivos. </text:p>
      <text:p text:style-name="P66"><text:s text:c="4"/>#Si el valor no esta ya ingresado en la lista se ingresa al final.</text:p>
      <text:p text:style-name="P66"><text:s text:c="4"/>while len(lista) &lt; tamano_lista:</text:p>
      <text:p text:style-name="P66"><text:s text:c="12"/></text:p>
      <text:p text:style-name="P66"><text:s text:c="8"/>number = random.randint(0,tamano_lista*2)</text:p>
      <text:p text:style-name="P66"/>
      <text:p text:style-name="P66"><text:s text:c="8"/>if number not in lista:</text:p>
      <text:p text:style-name="P66"><text:s text:c="12"/>lista.append(number) <text:s text:c="3"/>#Inserta al final</text:p>
      <text:p text:style-name="P66"/>
      <text:p text:style-name="P66"><text:s text:c="4"/>print(f'lista creada:\n{lista}\n')</text:p>
      <text:p text:style-name="P66"><text:s text:c="4"/>return lista</text:p>
      <text:p text:style-name="P66"/>
      <text:p text:style-name="P66">def merge_sort(lista):</text:p>
      <text:p text:style-name="P66"/>
      <text:p text:style-name="P66"><text:s text:c="4"/>#PRIMERA ETAPA:</text:p>
      <text:p text:style-name="P66"><text:s text:c="4"/># + Recibir una lista, obtener su punto medio y crear dos sublistas</text:p>
      <text:p text:style-name="P66"><text:s text:c="4"/># + La función recursiva divide las listas hasta que quede en un elemento</text:p>
      <text:p text:style-name="P66"><text:s text:c="4"/></text:p>
      <text:p text:style-name="P66"><text:s text:c="4"/>if len(lista)&gt;1:</text:p>
      <text:p text:style-name="P66"><text:s text:c="8"/>middle_point = len(lista)//2</text:p>
      <text:p text:style-name="P66"><text:s text:c="8"/>left = lista[:middle_point] #retorna una lista con los valores desde el inicio, excluyendo el indice indicado.</text:p>
      <text:p text:style-name="P66"><text:s text:c="8"/>right = lista[middle_point:] #retorna una lista con los valores del indice incluido hasta el final.</text:p>
      <text:p text:style-name="P66"><text:s text:c="8"/></text:p>
      <text:p text:style-name="P66"><text:s text:c="8"/>print('*'*5,left,'*'*5,right,'*'*5)</text:p>
      <text:p text:style-name="P66"/>
      <text:p text:style-name="P66"><text:s text:c="4"/># Etapa recursiva se ejecutarà hasta que los elementos no puedan dividirse y comiencen a retornar un elemento individual. <text:s text:c="3"/></text:p>
      <text:p text:style-name="P66"><text:s text:c="8"/>value_left = merge_sort(left) </text:p>
      <text:p text:style-name="P66"><text:s text:c="8"/>value_right = merge_sort(right)</text:p>
      <text:p text:style-name="P66"/>
      <text:p text:style-name="P66"><text:s text:c="4"/>#SEGUNDA ETAPA: Unir los bloques</text:p>
      <text:p text:style-name="P66"><text:s text:c="4"/># + Cada bloque unido y ordenado lo retorno como una lista nueva.</text:p>
      <text:p text:style-name="P66"><text:s text:c="4"/># + A esta lista temporal se le irán insertando los valores ordenados.</text:p>
      <text:p text:style-name="P66"><text:s text:c="4"/># + Necesito dos iteradores para leer valor a valor y comparar dos listas a la vez.</text:p>
      <text:p text:style-name="P66"><text:s text:c="4"/></text:p>
      <text:p text:style-name="P66"><text:s text:c="8"/>i = 0</text:p>
      <text:p text:style-name="P66"><text:s text:c="8"/>j = 0 <text:s text:c="3"/></text:p>
      <text:p text:style-name="P66"/>
      <text:p text:style-name="P66"><text:s text:c="8"/>temp_lista = lista() </text:p>
      <text:p text:style-name="P66"/>
      <text:p text:style-name="P66"><text:s text:c="8"/>#Se recorren ambas listas accediendo a cada valor con el indice e incrementandolo al</text:p>
      <text:p text:style-name="P66"><text:s text:c="8"/>#siguiente valor para seguir comparando.</text:p>
      <text:p text:style-name="P66"><text:soft-page-break/><text:s text:c="8"/># La condición es que ambas listas tengan aún elementos por recorrer. </text:p>
      <text:p text:style-name="P66"><text:s text:c="8"/>while i &lt; len(value_left) and j &lt; len(value_right): </text:p>
      <text:p text:style-name="P66"/>
      <text:p text:style-name="P66"><text:s text:c="12"/>if value_left[i] &lt;= value_right[j]:</text:p>
      <text:p text:style-name="P66"><text:s text:c="16"/>temp_lista.append(value_left[i])</text:p>
      <text:p text:style-name="P66"><text:s text:c="16"/>i += 1</text:p>
      <text:p text:style-name="P66"><text:s text:c="12"/>else:</text:p>
      <text:p text:style-name="P66"><text:s text:c="16"/>temp_lista.append(value_right[j])</text:p>
      <text:p text:style-name="P66"><text:s text:c="16"/>j += 1</text:p>
      <text:p text:style-name="P66"><text:s text:c="8"/></text:p>
      <text:p text:style-name="P66"><text:s text:c="8"/>#Cuando quedan elementos solo en una de las listas, esta se recorre hasta agregar todos los elementos restantes</text:p>
      <text:p text:style-name="P66"><text:s text:c="8"/># a la lista armada.</text:p>
      <text:p text:style-name="P66"><text:s text:c="8"/>while i &lt; len(value_left):</text:p>
      <text:p text:style-name="P66"><text:s text:c="12"/>temp_lista.append(value_left[i])</text:p>
      <text:p text:style-name="P66"><text:s text:c="12"/>i += 1</text:p>
      <text:p text:style-name="P66"/>
      <text:p text:style-name="P66"><text:s text:c="8"/>while j &lt; len(value_right):</text:p>
      <text:p text:style-name="P66"><text:s text:c="12"/>temp_lista.append(value_right[j])</text:p>
      <text:p text:style-name="P66"><text:s text:c="12"/>j += 1</text:p>
      <text:p text:style-name="P66"/>
      <text:p text:style-name="P66"><text:s text:c="8"/>print('-'*3,temp_lista,'-'*3)</text:p>
      <text:p text:style-name="P66"><text:s text:c="8"/>return temp_lista</text:p>
      <text:p text:style-name="P66"/>
      <text:p text:style-name="P66"><text:s text:c="4"/>#Cuando las sublistas lleguen a contar con un elemento retorna una lista de un valor.</text:p>
      <text:p text:style-name="P66"><text:s text:c="4"/>if len(lista)&lt;=1:</text:p>
      <text:p text:style-name="P66"><text:s text:c="8"/>print('Retorna:','*'*5,lista,'*'*5)</text:p>
      <text:p text:style-name="P66"><text:s text:c="8"/>return lista</text:p>
      <text:p text:style-name="P65"/>
      <text:p text:style-name="P65"/>
      <text:p text:style-name="P56"><draw:frame draw:style-name="fr1" draw:name="Imagen9" text:anchor-type="char" svg:x="-0.529cm" svg:y="2.011cm" svg:width="9.583cm" svg:height="14.316cm" draw:z-index="8"><draw:image xlink:href="Pictures/10000000000001E2000002D035F62381AD1FA746.png" xlink:type="simple" xlink:show="embed" xlink:actuate="onLoad" loext:mime-type="image/png"/></draw:frame><draw:frame draw:style-name="fr2" draw:name="Imagen8" text:anchor-type="char" svg:x="9.938cm" svg:y="0.377cm" svg:width="7.073cm" svg:height="16.104cm" draw:z-index="7"><draw:image xlink:href="Pictures/10000000000001250000029B765136786D0E0EFF.png" xlink:type="simple" xlink:show="embed" xlink:actuate="onLoad" loext:mime-type="image/png"/></draw:frame><text:soft-page-break/></text:p>
      <text:p text:style-name="P56"/>
      <text:p text:style-name="P56"/>
      <text:p text:style-name="P56"/>
      <text:p text:style-name="P56"/>
      <text:p text:style-name="P1"/>
      <text:p text:style-name="P26"/>
      <text:p text:style-name="P30"><text:span text:style-name="Fuente_20_de_20_párrafo_20_predeter."><text:span text:style-name="T15">PROGRAMACI</text:span></text:span><text:span text:style-name="Fuente_20_de_20_párrafo_20_predeter."><text:span text:style-name="T16">ÓN EN PYTHON</text:span></text:span></text:p>
      <text:p text:style-name="P31"/>
      <text:p text:style-name="P34">POO:</text:p>
      <text:p text:style-name="P34"/>
      <text:list xml:id="list2455602992" text:style-name="L2">
        <text:list-item>
          <text:p text:style-name="P43"><text:span text:style-name="Fuente_20_de_20_párrafo_20_predeter."><text:span text:style-name="T9">El paradigma de Programación orientada a objetos permite la separación por módulos de un programa mediante la creación de clases. Mayor escalabilidad.</text:span></text:span></text:p>
        </text:list-item>
        <text:list-item>
          <text:p text:style-name="P43"><text:span text:style-name="Fuente_20_de_20_párrafo_20_predeter."><text:span text:style-name="T9">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43"><text:span text:style-name="Fuente_20_de_20_párrafo_20_predeter."><text:span text:style-name="T9">El garbage collector de Python se ocupa de eliminar de memoria las instancias que ya no están siendo utilizadas.</text:span></text:span></text:p>
        </text:list-item>
        <text:list-item>
          <text:p text:style-name="P43"><text:span text:style-name="Fuente_20_de_20_párrafo_20_predeter."><text:span text:style-name="T9">La palabra reservada para crear clases es: <text:s text:c="2"/></text:span></text:span><text:span text:style-name="Fuente_20_de_20_párrafo_20_predeter."><text:span text:style-name="T11">class &lt;nombre de la clase&gt; (&lt;super clase&gt;):</text:span></text:span></text:p>
        </text:list-item>
        <text:list-item>
          <text:p text:style-name="P43"><text:span text:style-name="Fuente_20_de_20_párrafo_20_predeter."><text:span text:style-name="T9">La instancia se crea: </text:span></text:span><text:span text:style-name="Fuente_20_de_20_párrafo_20_predeter."><text:span text:style-name="T11">&lt;variable&gt; = &lt;nombre de la clase&gt;(&lt;argumentos&gt;)</text:span></text:span></text:p>
        </text:list-item>
        <text:list-item>
          <text:p text:style-name="P43"><text:span text:style-name="Fuente_20_de_20_párrafo_20_predeter."><text:span text:style-name="T9">Los atributos se determinan dentro de la función constructor.</text:span></text:span></text:p>
        </text:list-item>
        <text:list-item>
          <text:p text:style-name="P43"><text:span text:style-name="Fuente_20_de_20_párrafo_20_predeter."><text:span text:style-name="T9">Se utiliza el keyword self para hacer referencia a la clase misma al indicar la asignación de un parámetro: </text:span></text:span><text:span text:style-name="Fuente_20_de_20_párrafo_20_predeter."><text:span text:style-name="T11"><text:s/>self.atributo = parámetro</text:span></text:span></text:p>
        </text:list-item>
        <text:list-item>
          <text:p text:style-name="P43"><text:span text:style-name="Fuente_20_de_20_párrafo_20_predeter."><text:span text:style-name="T9">El constructor de la clase es: </text:span></text:span><text:span text:style-name="Fuente_20_de_20_párrafo_20_predeter."><text:span text:style-name="T11">def __init__(self, parámetro1, parámetro2):</text:span></text:span></text:p>
        </text:list-item>
        <text:list-item>
          <text:p text:style-name="P43"><text:span text:style-name="Fuente_20_de_20_párrafo_20_predeter."><text:span text:style-name="T9">Hay parámetros por default </text:span></text:span><text:span text:style-name="Fuente_20_de_20_párrafo_20_predeter."><text:span text:style-name="T11">parámetro1 = `lento`</text:span></text:span></text:p>
        </text:list-item>
        <text:list-item>
          <text:p text:style-name="P43"><text:span text:style-name="Fuente_20_de_20_párrafo_20_predeter."><text:span text:style-name="T9">Por convención los atributos y métodos privados se especifican anteponiendo un guion bajo: </text:span></text:span><text:span text:style-name="Fuente_20_de_20_párrafo_20_predeter."><text:span text:style-name="T11">_nombreAtributo </text:span></text:span><text:span text:style-name="Fuente_20_de_20_párrafo_20_predeter."><text:span text:style-name="T9">o </text:span></text:span><text:span text:style-name="Fuente_20_de_20_párrafo_20_predeter."><text:span text:style-name="T11"><text:s/>def _nombreMétodo():</text:span></text:span></text:p>
        </text:list-item>
        <text:list-item>
          <text:p text:style-name="P43"><text:span text:style-name="Fuente_20_de_20_párrafo_20_predeter."><text:span text:style-name="T9">El punto de entrada es la línea a partir de la cual el programa empieza a correr cuando se lo ejecuta a través de la terminal: </text:span></text:span><text:span text:style-name="Fuente_20_de_20_párrafo_20_predeter."><text:span text:style-name="T11"><text:s/>if __name__ = `__main__`:</text:span></text:span></text:p>
        </text:list-item>
        <text:list-item>
          <text:p text:style-name="P43"><text:span text:style-name="Fuente_20_de_20_párrafo_20_predeter."><text:span text:style-name="T9">Para atributos son inicializar se usa la keyword </text:span></text:span><text:span text:style-name="Fuente_20_de_20_párrafo_20_predeter."><text:span text:style-name="T11">None</text:span></text:span><text:span text:style-name="Fuente_20_de_20_párrafo_20_predeter."><text:span text:style-name="T9">.</text:span></text:span></text:p>
        </text:list-item>
        <text:list-item>
          <text:p text:style-name="P43"><text:span text:style-name="Fuente_20_de_20_párrafo_20_predeter."><text:span text:style-name="T9">Usar </text:span></text:span><text:span text:style-name="Fuente_20_de_20_párrafo_20_predeter."><text:span text:style-name="T11">pass </text:span></text:span><text:span text:style-name="Fuente_20_de_20_párrafo_20_predeter."><text:span text:style-name="T9">para definir que en una función no hay un bloque de código escrito.</text:span></text:span></text:p>
        </text:list-item>
        <text:list-item>
          <text:p text:style-name="P43"><text:span text:style-name="Fuente_20_de_20_párrafo_20_predeter."><text:span text:style-name="T9">Añadir una variable a una cadena de texto: </text:span></text:span><text:span text:style-name="Fuente_20_de_20_párrafo_20_predeter."><text:span text:style-name="T11">(f`</text:span></text:span><text:span text:style-name="Fuente_20_de_20_párrafo_20_predeter."><text:span text:style-name="T9">cadena de texto</text:span></text:span><text:span text:style-name="Fuente_20_de_20_párrafo_20_predeter."><text:span text:style-name="T11">{variable}`)</text:span></text:span><text:span text:style-name="Fuente_20_de_20_párrafo_20_predeter."><text:span text:style-name="T9">.</text:span></text:span></text:p>
        </text:list-item>
        <text:list-item>
          <text:p text:style-name="P43"><text:span text:style-name="Fuente_20_de_20_párrafo_20_predeter."><text:span text:style-name="T9">Uso </text:span></text:span><text:span text:style-name="Fuente_20_de_20_párrafo_20_predeter."><text:span text:style-name="T11">isinstance(valor, clase) </text:span></text:span><text:span text:style-name="Fuente_20_de_20_párrafo_20_predeter."><text:span text:style-name="T9">para validar que un objeto corresponda a una clase. Por ejemplo, para asegurar que el valor ingresado sea un valor entero o un float: </text:span></text:span><text:span text:style-name="Fuente_20_de_20_párrafo_20_predeter."><text:span text:style-name="T11">isinstance(number, float)</text:span></text:span><text:span text:style-name="Fuente_20_de_20_párrafo_20_predeter."><text:span text:style-name="T13">.</text:span></text:span></text:p>
        </text:list-item>
      </text:list>
      <text:p text:style-name="P28"/>
      <text:list xml:id="list215611361540135" text:continue-numbering="true" text:style-name="L2">
        <text:list-item>
          <text:p text:style-name="P43"><text:span text:style-name="Fuente_20_de_20_párrafo_20_predeter."><text:span text:style-name="T11">Convertir datos a minúscula: .lower()</text:span></text:span></text:p>
        </text:list-item>
      </text:list>
      <text:p text:style-name="P37"/>
      <text:list xml:id="list215613162908128" text:continue-numbering="true" text:style-name="L2">
        <text:list-item>
          <text:p text:style-name="P43"><text:span text:style-name="Fuente_20_de_20_párrafo_20_predeter."><text:span text:style-name="T9">Operador in: si un elemento esta dentro de una lista.</text:span></text:span></text:p>
        </text:list-item>
      </text:list>
      <text:p text:style-name="P37"/>
      <text:list xml:id="list215612591245666" text:continue-numbering="true" text:style-name="L2">
        <text:list-item>
          <text:p text:style-name="P43"><text:span text:style-name="Fuente_20_de_20_párrafo_20_predeter."><text:span text:style-name="T9">Separar una cadena: .split(‘separador’)</text:span></text:span></text:p>
        </text:list-item>
        <text:list-item>
          <text:p text:style-name="P43"><text:span text:style-name="Fuente_20_de_20_párrafo_20_predeter."><text:span text:style-name="T9">Dividir por enteros ( NO obtener decimales) <text:s/>“ <text:s/>// <text:s text:c="2"/>“</text:span></text:span></text:p>
        </text:list-item>
      </text:list>
      <text:p text:style-name="P37"/>
      <text:p text:style-name="P37"/>
      <text:p text:style-name="P28">CONVENCIONES AL ESCRIBIR CÓDIGO:</text:p>
      <text:list xml:id="list3232232696" text:style-name="L3">
        <text:list-item>
          <text:p text:style-name="P44"><text:span text:style-name="Fuente_20_de_20_párrafo_20_predeter."><text:span text:style-name="T9">Las funciones o nombres de variables compuestos se escriben comenzando en minúscula y separados por guión bajo.</text:span></text:span></text:p>
        </text:list-item>
        <text:list-item>
          <text:p text:style-name="P44"><text:soft-page-break/><text:span text:style-name="Fuente_20_de_20_párrafo_20_predeter."><text:span text:style-name="T9">Las clases comienzan con Mayúscula.</text:span></text:span></text:p>
        </text:list-item>
        <text:list-item>
          <text:p text:style-name="P44"><text:span text:style-name="Fuente_20_de_20_párrafo_20_predeter."><text:span text:style-name="T9">Atributos protegidos con un guión bajo, privados con dos.</text:span></text:span></text:p>
        </text:list-item>
      </text:list>
      <text:p text:style-name="P28"/>
      <text:p text:style-name="Normal"><text:span text:style-name="Fuente_20_de_20_párrafo_20_predeter."><text:span text:style-name="T13">DECOMPOSICIÓN:</text:span></text:span><text:span text:style-name="Fuente_20_de_20_párrafo_20_predeter."><text:span text:style-name="T9">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3">ABSTRACCIÓN:</text:span></text:span><text:span text:style-name="Fuente_20_de_20_párrafo_20_predeter."><text:span text:style-name="T9">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30"><text:span text:style-name="Fuente_20_de_20_párrafo_20_predeter."><text:span text:style-name="T18"><draw:frame draw:style-name="fr4"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3669907588" text:style-name="L4">
        <text:list-item>
          <text:p text:style-name="P46">Las funciones en Python se toman como objetos de primera clase, pueden ser utilizados como argumentos como cualquier otro objeto.</text:p>
        </text:list-item>
        <text:list-item>
          <text:p text:style-name="P45"><text:span text:style-name="Fuente_20_de_20_párrafo_20_predeter."><text:span text:style-name="T9">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1">wrapper</text:span></text:span><text:span text:style-name="Fuente_20_de_20_párrafo_20_predeter."><text:span text:style-name="T9"> que las llevará a cabo y ejecuta la función recibida. Se retorna la función interior. Se retorna sin los parentesís </text:span></text:span><text:span text:style-name="Fuente_20_de_20_párrafo_20_predeter."><text:span text:style-name="T11">return funciónInterna</text:span></text:span><text:span text:style-name="Fuente_20_de_20_párrafo_20_predeter."><text:span text:style-name="T9">. Se utiliza para añadir funcionalidades a un grupo de funciones sin necesidad de modificar los códigos de las mismas una por una, esto colocando la sintaxis </text:span></text:span><text:span text:style-name="Fuente_20_de_20_párrafo_20_predeter."><text:span text:style-name="T11">@funcionDecoradora </text:span></text:span><text:span text:style-name="Fuente_20_de_20_párrafo_20_predeter."><text:span text:style-name="T9">justo por encima de la declaración de la función que decora. Un uso práctico es la conexión y cierre con las bases de datos.</text:span></text:span></text:p>
        </text:list-item>
      </text:list>
      <text:p text:style-name="P38"/>
      <text:p text:style-name="P40"><text:span text:style-name="Fuente_20_de_20_párrafo_20_predeter."><text:span text:style-name="T18"><draw:frame draw:style-name="fr4"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40"><text:soft-page-break/><text:span text:style-name="Fuente_20_de_20_párrafo_20_predeter."><text:span text:style-name="T18"><draw:frame draw:style-name="fr4"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39"/>
      <text:p text:style-name="P41"><text:span text:style-name="Fuente_20_de_20_párrafo_20_predeter."><text:span text:style-name="T13">MANIPULAR ATRIBUTOS PRIVADOS:</text:span></text:span><text:span text:style-name="Fuente_20_de_20_párrafo_20_predeter."><text:span text:style-name="T9"> @property, @.setter</text:span></text:span></text:p>
      <text:p text:style-name="P39">Por convención el atributo o método privado se identifica con la anteposición del guión bajo al nombre de la variable o función.</text:p>
      <text:p text:style-name="P41"><text:span text:style-name="Fuente_20_de_20_párrafo_20_predeter."><text:span text:style-name="T9">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1">@property</text:span></text:span><text:span text:style-name="Fuente_20_de_20_párrafo_20_predeter."><text:span text:style-name="T9">.</text:span></text:span></text:p>
      <text:p text:style-name="P39">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41"><text:span text:style-name="Fuente_20_de_20_párrafo_20_predeter."><text:span text:style-name="T9">Para settear un atributo privado se vuelve a designar una función con el nombre del atributo. Se antepone el decorador </text:span></text:span><text:span text:style-name="Fuente_20_de_20_párrafo_20_predeter."><text:span text:style-name="T11">@&lt;nombre del atributo&gt;.setter</text:span></text:span><text:span text:style-name="Fuente_20_de_20_párrafo_20_predeter."><text:span text:style-name="T9">.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1">Objeto.atributo=valor</text:span></text:span><text:span text:style-name="Fuente_20_de_20_párrafo_20_predeter."><text:span text:style-name="T9"> . <text:s/>Sin este decorador no es posible asignar un nuevo valor sin acceder directamente al atributo privado.</text:span></text:span></text:p>
      <text:p text:style-name="P41"><text:span text:style-name="Fuente_20_de_20_párrafo_20_predeter."><text:span text:style-name="T9">Nota:La función decorada con el setter puede tener cualquier nombre, pero para asignar un nuevo valor se debe <text:s/>acceder con el nombre de la función convertida a atributo con </text:span></text:span><text:span text:style-name="Fuente_20_de_20_párrafo_20_predeter."><text:span text:style-name="T13">property</text:span></text:span><text:span text:style-name="Fuente_20_de_20_párrafo_20_predeter."><text:span text:style-name="T9">.</text:span></text:span></text:p>
      <text:p text:style-name="P42"/>
      <text:p text:style-name="P40"><text:span text:style-name="Fuente_20_de_20_párrafo_20_predeter."><text:span text:style-name="T18"><draw:frame draw:style-name="fr4"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40"><text:span text:style-name="Fuente_20_de_20_párrafo_20_predeter."><text:span text:style-name="T18"><draw:frame draw:style-name="fr4"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42"/>
      <text:p text:style-name="P42"/>
      <text:p text:style-name="P42"/>
      <text:p text:style-name="P35"><text:span text:style-name="Fuente_20_de_20_párrafo_20_predeter."><text:span text:style-name="T19">class</text:span></text:span><text:span text:style-name="Fuente_20_de_20_párrafo_20_predeter."><text:span text:style-name="T20"> </text:span></text:span><text:span text:style-name="Fuente_20_de_20_párrafo_20_predeter."><text:span text:style-name="T21">Personaje</text:span></text:span><text:span text:style-name="Fuente_20_de_20_párrafo_20_predeter."><text:span text:style-name="T20">:</text:span></text:span></text:p>
      <text:p text:style-name="P36"><text:soft-page-break/></text:p>
      <text:p text:style-name="P35"><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2">__init__</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 </text:span></text:span><text:span text:style-name="Fuente_20_de_20_párrafo_20_predeter."><text:span text:style-name="T23">name</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name</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3">name</text:span></text:span></text:p>
      <text:p text:style-name="P35"><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2">__assignElement</text:span></text:span><text:span text:style-name="Fuente_20_de_20_párrafo_20_predeter."><text:span text:style-name="T20">()</text:span></text:span></text:p>
      <text:p text:style-name="P36">   </text:p>
      <text:p text:style-name="P35"><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2">__assign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5">return</text:span></text:span><text:span text:style-name="Fuente_20_de_20_párrafo_20_predeter."><text:span text:style-name="T20"> </text:span></text:span><text:span text:style-name="Fuente_20_de_20_párrafo_20_predeter."><text:span text:style-name="T26">'water'</text:span></text:span></text:p>
      <text:p text:style-name="P36"/>
      <text:p text:style-name="P35"><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1">property</text:span></text:span></text:p>
      <text:p text:style-name="P35"><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5">return</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p>
      <text:p text:style-name="P36"/>
      <text:p text:style-name="P35"><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3">element</text:span></text:span><text:span text:style-name="Fuente_20_de_20_párrafo_20_predeter."><text:span text:style-name="T22">.setter</text:span></text:span></text:p>
      <text:p text:style-name="P35"><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set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 </text:span></text:span><text:span text:style-name="Fuente_20_de_20_párrafo_20_predeter."><text:span text:style-name="T23">newElement</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5">if</text:span></text:span><text:span text:style-name="Fuente_20_de_20_párrafo_20_predeter."><text:span text:style-name="T20"> </text:span></text:span><text:span text:style-name="Fuente_20_de_20_párrafo_20_predeter."><text:span text:style-name="T22">isinstance</text:span></text:span><text:span text:style-name="Fuente_20_de_20_párrafo_20_predeter."><text:span text:style-name="T20">(</text:span></text:span><text:span text:style-name="Fuente_20_de_20_párrafo_20_predeter."><text:span text:style-name="T23">newElement</text:span></text:span><text:span text:style-name="Fuente_20_de_20_párrafo_20_predeter."><text:span text:style-name="T20">, </text:span></text:span><text:span text:style-name="Fuente_20_de_20_párrafo_20_predeter."><text:span text:style-name="T21">str</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3">newElement</text:span></text:span></text:p>
      <text:p text:style-name="P35"><text:span text:style-name="Fuente_20_de_20_párrafo_20_predeter."><text:span text:style-name="T20">        </text:span></text:span><text:span text:style-name="Fuente_20_de_20_párrafo_20_predeter."><text:span text:style-name="T25">else</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6">'You must assign a String'</text:span></text:span><text:span text:style-name="Fuente_20_de_20_párrafo_20_predeter."><text:span text:style-name="T20">)</text:span></text:span></text:p>
      <text:p text:style-name="P36">   </text:p>
      <text:p text:style-name="P35"><text:span text:style-name="Fuente_20_de_20_párrafo_20_predeter."><text:span text:style-name="T20">    </text:span></text:span><text:span text:style-name="Fuente_20_de_20_párrafo_20_predeter."><text:span text:style-name="T22">@</text:span></text:span><text:span text:style-name="Fuente_20_de_20_párrafo_20_predeter."><text:span text:style-name="T23">element</text:span></text:span><text:span text:style-name="Fuente_20_de_20_párrafo_20_predeter."><text:span text:style-name="T22">.deleter</text:span></text:span></text:p>
      <text:p text:style-name="P35"><text:span text:style-name="Fuente_20_de_20_párrafo_20_predeter."><text:span text:style-name="T20">    </text:span></text:span><text:span text:style-name="Fuente_20_de_20_párrafo_20_predeter."><text:span text:style-name="T19">def</text:span></text:span><text:span text:style-name="Fuente_20_de_20_párrafo_20_predeter."><text:span text:style-name="T20"> </text:span></text:span><text:span text:style-name="Fuente_20_de_20_párrafo_20_predeter."><text:span text:style-name="T23">deleteElement</text:span></text:span><text:span text:style-name="Fuente_20_de_20_párrafo_20_predeter."><text:span text:style-name="T20">(</text:span></text:span><text:span text:style-name="Fuente_20_de_20_párrafo_20_predeter."><text:span text:style-name="T23">self</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5">del</text:span></text:span><text:span text:style-name="Fuente_20_de_20_párrafo_20_predeter."><text:span text:style-name="T20"> </text:span></text:span><text:span text:style-name="Fuente_20_de_20_párrafo_20_predeter."><text:span text:style-name="T23">self</text:span></text:span><text:span text:style-name="Fuente_20_de_20_párrafo_20_predeter."><text:span text:style-name="T20">.</text:span></text:span><text:span text:style-name="Fuente_20_de_20_párrafo_20_predeter."><text:span text:style-name="T23">__element</text:span></text:span></text:p>
      <text:p text:style-name="P35"><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6">'The element has been deleted'</text:span></text:span><text:span text:style-name="Fuente_20_de_20_párrafo_20_predeter."><text:span text:style-name="T20">)</text:span></text:span></text:p>
      <text:p text:style-name="P36"/>
      <text:p text:style-name="P35"><text:span text:style-name="Fuente_20_de_20_párrafo_20_predeter."><text:span text:style-name="T25">if</text:span></text:span><text:span text:style-name="Fuente_20_de_20_párrafo_20_predeter."><text:span text:style-name="T20"> </text:span></text:span><text:span text:style-name="Fuente_20_de_20_párrafo_20_predeter."><text:span text:style-name="T23">__name__</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6">'__main__'</text:span></text:span><text:span text:style-name="Fuente_20_de_20_párrafo_20_predeter."><text:span text:style-name="T20">:</text:span></text:span></text:p>
      <text:p text:style-name="P36"/>
      <text:p text:style-name="P35"><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1">Personaje</text:span></text:span><text:span text:style-name="Fuente_20_de_20_párrafo_20_predeter."><text:span text:style-name="T20">(</text:span></text:span><text:span text:style-name="Fuente_20_de_20_párrafo_20_predeter."><text:span text:style-name="T26">'camus'</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name</text:span></text:span><text:span text:style-name="Fuente_20_de_20_párrafo_20_predeter."><text:span text:style-name="T20">)</text:span></text:span></text:p>
      <text:p text:style-name="P35"><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text:span></text:span></text:p>
      <text:p text:style-name="P36"/>
      <text:p text:style-name="P35"><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setElement</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text:span></text:span><text:span text:style-name="Fuente_20_de_20_párrafo_20_predeter."><text:span text:style-name="T26">'fire'</text:span></text:span></text:p>
      <text:p text:style-name="P35"><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text:span></text:span></text:p>
      <text:p text:style-name="P36"/>
      <text:p text:style-name="P35"><text:span text:style-name="Fuente_20_de_20_párrafo_20_predeter."><text:span text:style-name="T20">    </text:span></text:span><text:span text:style-name="Fuente_20_de_20_párrafo_20_predeter."><text:span text:style-name="T25">del</text:span></text:span><text:span text:style-name="Fuente_20_de_20_párrafo_20_predeter."><text:span text:style-name="T20"> </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deleteElement</text:span></text:span></text:p>
      <text:p text:style-name="P35"><text:span text:style-name="Fuente_20_de_20_párrafo_20_predeter."><text:span text:style-name="T20">    </text:span></text:span><text:span text:style-name="Fuente_20_de_20_párrafo_20_predeter."><text:span text:style-name="T22">print</text:span></text:span><text:span text:style-name="Fuente_20_de_20_párrafo_20_predeter."><text:span text:style-name="T20">(</text:span></text:span><text:span text:style-name="Fuente_20_de_20_párrafo_20_predeter."><text:span text:style-name="T23">camus</text:span></text:span><text:span text:style-name="Fuente_20_de_20_párrafo_20_predeter."><text:span text:style-name="T20">.</text:span></text:span><text:span text:style-name="Fuente_20_de_20_párrafo_20_predeter."><text:span text:style-name="T23">element</text:span></text:span><text:span text:style-name="Fuente_20_de_20_párrafo_20_predeter."><text:span text:style-name="T20">) </text:span></text:span><text:span text:style-name="Fuente_20_de_20_párrafo_20_predeter."><text:span text:style-name="T27"># It throws an error when not finding attribute.</text:span></text:span></text:p>
      <text:p text:style-name="P32">ENCAPSULAMIENTO:</text:p>
      <text:list xml:id="list727532078" text:style-name="L5">
        <text:list-item>
          <text:p text:style-name="P48">No hay restricción de datos como en JAVA. Se maneja por convención y se entiende que atributos o métodos con un guión bajo son protegidos, con doble guión bajo son privados.</text:p>
        </text:list-item>
        <text:list-item>
          <text:p text:style-name="P48">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8">HERENCIA:</text:span></text:span></text:p>
      <text:list xml:id="list215613251527200" text:continue-numbering="true" text:style-name="L5">
        <text:list-item>
          <text:p text:style-name="P48">Sirve para crear gerarquías de clases y compartir atributos y comportamientos.</text:p>
        </text:list-item>
        <text:list-item>
          <text:p text:style-name="P47"><text:span text:style-name="Fuente_20_de_20_párrafo_20_predeter."><text:span text:style-name="T17">La sintaxis de herencia: </text:span></text:span><text:span text:style-name="Fuente_20_de_20_párrafo_20_predeter."><text:span text:style-name="T4">class &lt;Nombre_De_La_Clase&gt;(Superclase_que_extiende):</text:span></text:span></text:p>
        </text:list-item>
        <text:list-item>
          <text:p text:style-name="P48">La subclase hereda todos los atributos y métodos de la superclase.</text:p>
        </text:list-item>
        <text:list-item>
          <text:p text:style-name="P48"><text:soft-page-break/>No tiene acceso a las propiedas o métodos privados de esta, solo si existen getters y setters que lo permitan.</text:p>
        </text:list-item>
        <text:list-item>
          <text:p text:style-name="P48">Es mala práctica acceder directamente a atributos protegidos.</text:p>
        </text:list-item>
        <text:list-item>
          <text:p text:style-name="P47"><text:span text:style-name="Fuente_20_de_20_párrafo_20_predeter."><text:span text:style-name="T17">El constructor de una subclase llama al constructor de la super clase: </text:span></text:span><text:span text:style-name="Fuente_20_de_20_párrafo_20_predeter."><text:span text:style-name="T4">super().__init__(parametro1,…,…)</text:span></text:span></text:p>
        </text:list-item>
      </text:list>
      <text:p text:style-name="P33">POLIMORFISMO:</text:p>
      <text:list xml:id="list1769623995" text:style-name="L6">
        <text:list-item>
          <text:p text:style-name="P49">Poder modificar un método de una superclase y editarlo de forma que se comporte distinto en una subclase.</text:p>
        </text:list-item>
        <text:list-item>
          <text:p text:style-name="P49">Existen métodos del mismo nombre en clases diferentes, pero el desarrollo es distinto y al llamar al método de cada clase instanciada se ejecuta el que corresponda.</text:p>
        </text:list-item>
      </text:list>
      <text:p text:style-name="P40"><text:span text:style-name="Fuente_20_de_20_párrafo_20_predeter."><text:span text:style-name="T18"><draw:frame draw:style-name="fr4"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38"/>
      <text:p text:style-name="P38"/>
      <text:p text:style-name="P38"/>
      <text:p text:style-name="P27"/>
      <text:p text:style-name="P31">COMPARACIÓN DE ALGORITMOS:</text:p>
      <text:p text:style-name="P26"/>
      <text:p text:style-name="P26">+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26"/>
      <text:p text:style-name="P26">En una función donde la incognita significa la cantidad de pasos del algoritmo como un loop “for i in N”</text:p>
      <text:p text:style-name="P26">Casos:</text:p>
      <text:p text:style-name="P26"/>
      <text:p text:style-name="Normal"><text:span text:style-name="Fuente_20_de_20_párrafo_20_predeter."><text:span text:style-name="T9">+Crecimiento constante y logarrítmico </text:span></text:span><text:span text:style-name="Fuente_20_de_20_párrafo_20_predeter."><text:span text:style-name="T12"><text:s/>SON LOS MEJORES</text:span></text:span></text:p>
      <text:p text:style-name="Normal"><text:span text:style-name="Fuente_20_de_20_párrafo_20_predeter."><text:span text:style-name="T9">Los algoritmos como </text:span></text:span><text:span text:style-name="Fuente_20_de_20_párrafo_20_predeter."><text:span text:style-name="T12">O(1) </text:span></text:span><text:span text:style-name="Fuente_20_de_20_párrafo_20_predeter."><text:span text:style-name="T9">y</text:span></text:span><text:span text:style-name="Fuente_20_de_20_párrafo_20_predeter."><text:span text:style-name="T12"> </text:span></text:span><text:span text:style-name="Fuente_20_de_20_párrafo_20_predeter."><text:span text:style-name="T9">los algoritmos logaritmos</text:span></text:span><text:span text:style-name="Fuente_20_de_20_párrafo_20_predeter."><text:span text:style-name="T12"> log n </text:span></text:span><text:span text:style-name="Fuente_20_de_20_párrafo_20_predeter."><text:span text:style-name="T9">son también los ideales para crecer y escalar. Son los usados por empresas como google en bases de datos aplicando la búsqueda binaria.</text:span></text:span></text:p>
      <text:p text:style-name="P26"/>
      <text:p text:style-name="P26"/>
      <text:p text:style-name="Normal"><text:span text:style-name="Fuente_20_de_20_párrafo_20_predeter."><text:span text:style-name="T9">+Crecimiento Lineal: </text:span></text:span><text:span text:style-name="Fuente_20_de_20_párrafo_20_predeter."><text:span text:style-name="T12">SON BUENOS, COMO PARA BUSCAR EN UNA LISTA RECORRIENDOLA HATA EL FINAL.</text:span></text:span></text:p>
      <text:p text:style-name="P26">Ley de suma: En una funciòn con dos bucles separados en base a una incognita da 2n. Lo que es una función de crecimiento lineal.</text:p>
      <text:p text:style-name="Normal"><text:span text:style-name="Fuente_20_de_20_párrafo_20_predeter."><text:span text:style-name="T9">+ </text:span></text:span><text:span text:style-name="Fuente_20_de_20_párrafo_20_predeter."><text:span text:style-name="T12"><text:s/></text:span></text:span><text:span text:style-name="Fuente_20_de_20_párrafo_20_predeter."><text:span text:style-name="T9">Algoritmo </text:span></text:span><text:span text:style-name="Fuente_20_de_20_párrafo_20_predeter."><text:span text:style-name="T12">n log n </text:span></text:span><text:span text:style-name="Fuente_20_de_20_párrafo_20_predeter."><text:span text:style-name="T9">no presenta un crecimiento muy grande pero va crecimiendo bastante a medida que se acerca al infinito. Implica que podemos dividir la búsqueda en pasos más chicos y más chicos pero hay una constante que no podemos eliminar.</text:span></text:span></text:p>
      <text:p text:style-name="P29"/>
      <text:p text:style-name="P29">Cuando los inputs no crecen mucho. No sirven para resolver problemas de google o dataset como el genóma humano.</text:p>
      <text:p text:style-name="Normal"><text:span text:style-name="Fuente_20_de_20_párrafo_20_predeter."><text:span text:style-name="T9">+Crecimiento cuadrático (polinomial): </text:span></text:span><text:span text:style-name="Fuente_20_de_20_párrafo_20_predeter."><text:span text:style-name="T12">SÓLO PARA PROBLEMAS MUY CHICOS.</text:span></text:span></text:p>
      <text:p text:style-name="P26">En un caso donde la incógnita se multipla a si misma ( n * n) <text:s/>se genera un crecimiento cuadrático.</text:p>
      <text:p text:style-name="P26">El mismo crecimiento se da con dos bucles for anidados. N²</text:p>
      <text:p text:style-name="Normal"><text:span text:style-name="Fuente_20_de_20_párrafo_20_predeter."><text:span text:style-name="T9">Es el caso del bubble sort.</text:span></text:span></text:p>
      <text:p text:style-name="P26"><text:soft-page-break/><text:tab/></text:p>
      <text:p text:style-name="P26"/>
      <text:p text:style-name="Normal"><text:span text:style-name="Fuente_20_de_20_párrafo_20_predeter."><text:span text:style-name="T9">+Crecimiento exponencial 2**n </text:span></text:span><text:span text:style-name="Fuente_20_de_20_párrafo_20_predeter."><text:span text:style-name="T12">NO SIRVEN</text:span></text:span></text:p>
      <text:p text:style-name="P26">En los casos de una función recursiva que hace dos llamados a si misma, o más aumentaría la base a 3 o 4, etc.</text:p>
      <text:p text:style-name="P26">No es algo escalable.</text:p>
      <text:p text:style-name="P26">“ Sirven como ejemplo teórico pero son algoritmos que no sirven por demorar demasiado con pocos datos, ejemplo100)</text:p>
      <text:p text:style-name="P26"/>
      <text:p text:style-name="P26"/>
      <text:p text:style-name="P26"/>
      <text:p text:style-name="Normal"><draw:frame draw:style-name="fr3" draw:name="Imagen7" text:anchor-type="paragraph" svg:y="0.556cm" svg:width="10.333cm" style:rel-width="scale" svg:height="7.191cm" style:rel-height="scale" draw:z-index="6"><draw:image xlink:href="Pictures/10000201000005B8000003FB4A1068764AA1FFE8.png" xlink:type="simple" xlink:show="embed" xlink:actuate="onLoad" loext:mime-type="image/png"/></draw:frame><text:span text:style-name="Fuente_20_de_20_párrafo_20_predeter."><text:span text:style-name="T10"/></text:span></text:p>
      <text:p text:style-name="P26"/>
      <text:p text:style-name="P28"/>
      <text:p text:style-name="P28"/>
      <text:p text:style-name="P28"/>
      <text:p text:style-name="P26"/>
      <text:p text:style-name="P28"/>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fo:hyphenate="true" loext:hyphenation-no-caps="false"/>
    </style:style>
    <style:style style:name="Fuente_20_de_20_párrafo_20_predeter." style:display-name="Fuente de párrafo predeter." style:family="text"/>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comment" style:family="text" style:parent-style-name="Fuente_20_de_20_párrafo_20_predeter."/>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2-01T21:56:09.800422092</dc:date>
    <meta:editing-cycles>53</meta:editing-cycles>
    <meta:editing-duration>PT13H8M24S</meta:editing-duration>
    <meta:document-statistic meta:table-count="0" meta:image-count="9" meta:object-count="0" meta:page-count="23" meta:paragraph-count="676" meta:word-count="4911" meta:character-count="35269" meta:non-whitespace-character-count="28057"/>
    <meta:template xlink:type="simple" xlink:actuate="onRequest" xlink:title="" xlink:href="Normal.dotm"/>
  </office:meta>
</office:document-meta>
</file>